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eed4" officeooo:paragraph-rsid="000deed4" style:font-weight-asian="bold" style:font-weight-complex="bold"/>
    </style:style>
    <style:style style:name="P2" style:family="paragraph" style:parent-style-name="Standard">
      <style:text-properties fo:font-weight="normal" officeooo:rsid="000deed4" officeooo:paragraph-rsid="000deed4" style:font-weight-asian="normal" style:font-weight-complex="normal"/>
    </style:style>
    <style:style style:name="P3" style:family="paragraph" style:parent-style-name="Standard">
      <style:text-properties officeooo:paragraph-rsid="000deed4"/>
    </style:style>
    <style:style style:name="P4" style:family="paragraph" style:parent-style-name="Standard">
      <style:text-properties fo:font-style="italic" officeooo:rsid="0012afc6" officeooo:paragraph-rsid="00132afc" style:font-style-asian="italic" style:font-style-complex="italic"/>
    </style:style>
    <style:style style:name="P5" style:family="paragraph" style:parent-style-name="Standard">
      <style:text-properties fo:font-style="italic" fo:font-weight="bold" officeooo:rsid="0017a519" officeooo:paragraph-rsid="0017a519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officeooo:rsid="0017a519" officeooo:paragraph-rsid="0017a519" style:font-style-asian="italic" style:font-weight-asian="normal" style:font-style-complex="italic" style:font-weight-complex="normal"/>
    </style:style>
    <style:style style:name="T1" style:family="text">
      <style:text-properties fo:font-weight="normal" officeooo:rsid="000deed4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0deed4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f1ca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2afc6" style:font-style-asian="italic" style:font-weight-asian="normal" style:font-style-complex="italic" style:font-weight-complex="normal"/>
    </style:style>
    <style:style style:name="T6" style:family="text">
      <style:text-properties officeooo:rsid="000f4dc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2afc" style:font-style-asian="normal" style:font-style-complex="normal"/>
    </style:style>
    <style:style style:name="T9" style:family="text">
      <style:text-properties fo:font-style="normal" officeooo:rsid="00148155" style:font-style-asian="normal" style:font-style-complex="normal"/>
    </style:style>
    <style:style style:name="T10" style:family="text">
      <style:text-properties fo:font-style="normal" officeooo:rsid="00161cfe" style:font-style-asian="normal" style:font-style-complex="normal"/>
    </style:style>
    <style:style style:name="T11" style:family="text">
      <style:text-properties fo:font-style="normal" officeooo:rsid="00198a9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itle: </text:span>Reservoir computing with physical limits</text:p>
      <text:p text:style-name="P1"/>
      <text:p text:style-name="P2"><text:span text:style-name="T2">Key words</text:span>: reservoir computing, <text:s/><text:span text:style-name="T6">unconventional computing, artificial life, biological neural networks, echo state networks</text:span></text:p>
      <text:p text:style-name="P2"/>
      <text:p text:style-name="P3"><text:span text:style-name="T5">Old o</text:span><text:span text:style-name="T3">ne-liner</text:span><text:span text:style-name="T1">: I</text:span>s it possible to use physical substrates, such as electroneurological cell networks, in place of artificial neural networks?</text:p>
      <text:p text:style-name="P3"/>
      <text:p text:style-name="P4">Second attempt at one-liner: <text:span text:style-name="T7">While artificial neural models show remarkable promise for time series forecasting, </text:span><text:span text:style-name="T8">it is still uncertain how </text:span><text:span text:style-name="T10">performance</text:span><text:span text:style-name="T8"> will translate to more unconventional</text:span><text:span text:style-name="T9"> </text:span><text:span text:style-name="T11">computational </text:span><text:span text:style-name="T8">mediums. In this paper, we </text:span><text:span text:style-name="T9">examine </text:span><text:span text:style-name="T8">the </text:span><text:span text:style-name="T9">impact of common physical limitations: noise, inaccurate measurement equipment, partly observable states, and the degree of rigidity of the reservoir.</text:span></text:p>
      <text:p text:style-name="P4"><text:span text:style-name="T9"/></text:p>
      <text:p text:style-name="P5"><text:span text:style-name="T9">A</text:span><text:span text:style-name="T7">bstract</text:span></text:p>
      <text:p text:style-name="P5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09:01:05.358200783</meta:creation-date>
    <dc:date>2019-09-08T09:58:59.386025284</dc:date>
    <meta:editing-duration>PT35M30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5" meta:word-count="95" meta:character-count="710" meta:non-whitespace-character-count="619"/>
  </office:meta>
</office:document-meta>
</file>